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Options de compilation utiles (gcc)</text:h>
      <text:p text:style-name="P1"/>
      <text:p text:style-name="Standard">Compiler un programme sur un seul fichier :</text:p>
      <text:p text:style-name="Preformatted_20_Text">g++ o programme programme.cpp</text:p>
      <text:p text:style-name="Standard"/>
      <text:p text:style-name="Standard">Compiler avec l'optimisation <text:span text:style-name="Source_20_Text">-O3 </text:span>:</text:p>
      <text:p text:style-name="Preformatted_20_Text">g++ -O3 -o programme programme.cpp</text:p>
      <text:p text:style-name="Standard"/>
      <text:p text:style-name="Standard">S'assurer que son code est bien conforme à la norme :</text:p>
      <text:p text:style-name="Preformatted_20_Text">g++ -O3 -Wall -pedantic -o programme programme.cpp</text:p>
      <text:p text:style-name="Standard"/>
      <text:p text:style-name="Standard">Compiler du code utilisant le c++11 :</text:p>
      <text:p text:style-name="Preformatted_20_Text">g++ -O3 -Wall -pedantic -std=c++0x -o programme programme.cpp</text:p>
      <text:p text:style-name="Standard"/>
      <text:p text:style-name="Standard">Utilisation du débogueur (gdb) :</text:p>
      <text:p text:style-name="Preformatted_20_Text">g++ -g -O0 -o programme programme.cpp</text:p>
      <text:p text:style-name="Standard"/>
      <text:p text:style-name="Standard">Affichage de la pile d'appels avec les symboles (cf. exceptions) : </text:p>
      <text:p text:style-name="Preformatted_20_Text">g++ -rdynamic -o programme programme.cpp</text:p>
      <text:p text:style-name="Standard"/>
      <text:p text:style-name="Standard">Pour utiliser ultérieurement gprof (profilage de code) :</text:p>
      <text:p text:style-name="Preformatted_20_Text">g++ -pg -O3 -o programme programme.cpp</text:p>
      <text:p text:style-name="Text_20_body"/>
      <text:p text:style-name="Text_20_body">Compiler avec les bibliothèques statiques :</text:p>
      <text:p text:style-name="Preformatted_20_Text">g++ -O3 -o programme -static programme.cpp</text:p>
      <text:h text:style-name="Heading_20_1" text:outline-level="1">Chasser les fuites de mémoire</text:h>
      <text:p text:style-name="Standard"/>
      <text:p text:style-name="Preformatted_20_Text">valgrind programme</text:p>
      <text:p text:style-name="Text_20_body"/>
      <text:h text:style-name="Heading_20_1" text:outline-level="1">Structure d'un programme</text:h>
      <text:p text:style-name="Standard"/>
      <text:p text:style-name="Preformatted_20_Text">#include …</text:p>
      <text:p text:style-name="Preformatted_20_Text"/>
      <text:p text:style-name="Preformatted_20_Text">int main (int argc, char*[])</text:p>
      <text:p text:style-name="Preformatted_20_Text">{</text:p>
      <text:p text:style-name="Preformatted_20_Text"><text:tab/>…</text:p>
      <text:p text:style-name="Preformatted_20_Text"><text:tab/>return status ;</text:p>
      <text:p text:style-name="Preformatted_20_Text">}</text:p>
      <text:h text:style-name="P8" text:outline-level="1">Quelques macros utiles</text:h>
      <text:h text:style-name="Heading_20_2" text:outline-level="2">Pour le traitement d'erreur:</text:h>
      <text:p text:style-name="Preformatted_20_Text">#define STRINGIFY(x) #x</text:p>
      <text:p text:style-name="Preformatted_20_Text">#define TOSTRING(x) STRINGIFY(x)</text:p>
      <text:p text:style-name="Preformatted_20_Text">#define ERROR_FILE_LINE(file,line) \</text:p>
      <text:p text:style-name="Preformatted_20_Text">(string) "File: " + (string) file + (string) ":" + (string) STRINGIFY(line)</text:p>
      <text:p text:style-name="Preformatted_20_Text"/>
      <text:p text:style-name="Preformatted_20_Text">...</text:p>
      <text:p text:style-name="Preformatted_20_Text"/>
      <text:p text:style-name="Preformatted_20_Text">if (un_truc_qui_va_pas)</text:p>
      <text:p text:style-name="Preformatted_20_Text">{</text:p>
      <text:p text:style-name="Preformatted_20_Text"><text:tab/>string msg = "HOULALA Erreur fatale\n";</text:p>
      <text:p text:style-name="Preformatted_20_Text"><text:tab/>throw( runtime_error( msg + <text:s/>ERROR_FILE_LINE( __FILE__, __LINE )) ;</text:p>
      <text:p text:style-name="Preformatted_20_Text">}</text:p>
      <text:h text:style-name="Heading_20_2" text:outline-level="2">Informations de compilation :</text:h>
      <text:p text:style-name="Preformatted_20_Text">cout &lt;&lt;"program compiled on " &lt;&lt; __DATE__ &lt;&lt; " at " &lt;&lt; __TIME__;</text:p>
      <text:p text:style-name="Preformatted_20_Text"/>
      <text:p text:style-name="Preformatted_20_Text">#ifdef __INTEL_COMPILER</text:p>
      <text:p text:style-name="Preformatted_20_Text"><text:s/>cout &lt;&lt; " using the intel compiler " &lt;&lt; __INTEL_COMPILER_BUILD_DATE &lt;&lt; '\n';</text:p>
      <text:p text:style-name="Preformatted_20_Text"/>
      <text:p text:style-name="Preformatted_20_Text">#elif __GNUG__</text:p>
      <text:p text:style-name="Preformatted_20_Text"><text:s/>cout &lt;&lt; " using the gcc compiler " &lt;&lt; __VERSION__ &lt;&lt; '\n';</text:p>
      <text:p text:style-name="Preformatted_20_Text"/>
      <text:p text:style-name="Preformatted_20_Text">#endif</text:p>
      <text:h text:style-name="Heading_20_2" text:outline-level="2">Un code qui ne se compile que sur une plateforme 64 bits :</text:h>
      <text:p text:style-name="Preformatted_20_Text">#ifndef __LP64__</text:p>
      <text:p text:style-name="Preformatted_20_Text"><text:s text:c="4"/>#error "This program may be compiled ONLY on a 64 bits platform"</text:p>
      <text:p text:style-name="Preformatted_20_Text">#endif</text:p>
      <text:h text:style-name="Heading_20_2" text:outline-level="2">Connaître les macros définies sur ma plateforme:</text:h>
      <text:p text:style-name="Preformatted_20_Text">cpp -dM &lt;/dev/n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background-color="transparent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="100%" fo:margin-left="1.101cm" fo:margin-right="0cm" fo:margin-top="0cm" fo:margin-bottom="0cm" fo:text-align="start" style:justify-single-word="false" fo:text-indent="0cm" style:auto-text-indent="false" fo:background-color="#e6e6e6">
        <style:background-image/>
      </style:paragraph-properties>
      <style:text-properties style:font-name="DejaVu Sans Mono" fo:font-size="10pt" style:font-name-asian="DejaVu Sans1" style:font-size-asian="10pt" style:font-name-complex="DejaVu Sans Mono" style:font-size-complex="10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67cm" fo:margin-bottom="1.04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Courcelle</meta:initial-creator>
    <meta:creation-date>2011-01-18T15:14:03</meta:creation-date>
    <dc:date>2013-01-10T19:40:13</dc:date>
    <meta:editing-duration>PT19H14M37S</meta:editing-duration>
    <meta:editing-cycles>19</meta:editing-cycles>
    <meta:generator>LibreOffice/3.5$Linux_X86_64 LibreOffice_project/350m1$Build-2</meta:generator>
    <meta:printed-by>Emmanuel Courcelle</meta:printed-by>
    <meta:print-date>2011-01-25T09:42:38</meta:print-date>
    <meta:document-statistic meta:table-count="0" meta:image-count="0" meta:object-count="0" meta:page-count="2" meta:paragraph-count="51" meta:word-count="268" meta:character-count="1698" meta:non-whitespace-character-count="1469"/>
  </office:meta>
</office:document-meta>
</file>